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text-properties fo:color="#000000" style:font-name="Courgette"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roche : </text:p>
      <text:p text:style-name="P1">Le Japon, puissance internationale aujourd'hui, a connu de forts bouleversements avec la guerre de 15 ans. C'était avec le cœur plein d'espoir de créer un monde pacifique et glorieux, au côté de leur empereur Tenou, que les Japonais se battaient. Cependant, la fin de la guerre se clôt sur une défaite avec des dégâts considérables autant physiquement que psychologiquement.</text:p>
      <text:p text:style-name="P1"/>
      <text:p text:style-name="P1">Problématique : </text:p>
      <text:p text:style-name="P1">Ainsi, comment des images ou des illustrations d'avant et d'après la guerre témoignent d'un changement radicale du Japon de cette époque ?</text:p>
      <text:p text:style-name="P1"/>
      <text:p text:style-name="P1">Plan :</text:p>
      <text:p text:style-name="P1">-Personnages (visage : regard dirigé vers le bas/haut et expression, mouvement, style de vêtements/âge) pour montrer un changement psychologique de la population</text:p>
      <text:p text:style-name="P1">-Décors (couleurs, arrière plan, point de vue du spectacteur et lignes de direction) pour montrer un changement dans les intentions du Japon qui ne cherchent non plus à créer un monde pacifié, mais plutôt à stabiliser sa situation</text:p>
      <text:p text:style-name="P1"/>
      <text:p text:style-name="P1">Nous pouvons tout d'abord voir un changement psychologique de la population en comparant les visages et les expressions des personnages, leur position et le public visé par les images. Puis avec l'emploi des couleurs, les arrières plans, le point de vue des spectacteurs et les lignes de direction qui contrastent les deux images, nous pouvons constater le changement d'intentions des Japonais, ne cherchant non plus à construire un nouveau monde pacifié, mais pluôt à reconstruire leur terre natale.</text:p>
      <text:p text:style-name="P1"/>
      <text:p text:style-name="P1"/>
      <text:p text:style-name="P1"/>
      <text:p text:style-name="P1"><text:tab/>Le Japon, puissance internationale aujourd'hui, a connu de forts bouleversements avec la guerre de 15 ans. C'était avec le cœur plein d'espoir de créer un monde en paix et glorieux, au côté de leur empereur Tenou, que les Japonais se battaient. Cependant, la fin de la guerre se clôt sur une défaite avec des dégâts considérables autant physiquement que psychologiquement. Ainsi, comment des images ou des illustrations d'avant la fin de la guerre et d'après la guerre témoignent d'un changement radicale du Japon de cette époque ? Nous pouvons tout d'abord voir un changement psychologique de la population en comparant les visages et les expressions des personnages, leur position et le public visé par les images. Puis avec l'emploi des couleurs, les arrières plans, le point de vue des spectacteurs et les lignes de direction qui contrastent les deux images, nous pouvons constater le changement d'intention des Japonais, ne cherchant non plus à construire un nouveau monde pacifié, mais pluôt à reconstruire leur terre nat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fo:text-align="start" style:justify-single-word="false" style:text-autospace="none" style:writing-mode="lr-tb"/>
      <style:text-properties fo:color="#ffffff" style:text-outline="false" style:text-line-through-style="none" style:font-name="Arial" fo:font-size="20pt" fo:letter-spacing="normal"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16pt" style:font-size-asian="16pt" style:font-size-complex="16pt"/>
    </style:style>
    <style:style style:name="Standard_7e_LT_7e_Gliederung_20_3" style:display-name="Standard~LT~Gliederung 3" style:family="paragraph" style:parent-style-name="Standard_7e_LT_7e_Gliederung_20_2">
      <style:paragraph-properties fo:margin-top="0cm" fo:margin-bottom="0.3cm"/>
      <style:text-properties fo:font-size="14pt" style:font-size-asian="14pt" style:font-size-complex="14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fo:text-align="start" style:justify-single-word="false" style:text-autospace="none" style:writing-mode="lr-tb"/>
      <style:text-properties fo:color="#ffffff" style:text-outline="false" style:text-line-through-style="none" style:font-name="Arial" fo:font-size="20pt" fo:letter-spacing="normal"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16pt" style:font-size-asian="16pt" style:font-size-complex="16pt"/>
    </style:style>
    <style:style style:name="Plan_20_3" style:display-name="Plan 3" style:family="paragraph" style:parent-style-name="Plan_20_2">
      <style:paragraph-properties fo:margin-top="0cm" fo:margin-bottom="0.3cm"/>
      <style:text-properties fo:font-size="14pt" style:font-size-asian="14pt" style:font-size-complex="14pt"/>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fo:text-align="start" style:justify-single-word="false" style:text-autospace="none" style:writing-mode="lr-tb"/>
      <style:text-properties fo:color="#ffffff" style:text-outline="false" style:text-line-through-style="none" style:font-name="Arial" fo:font-size="20pt" fo:letter-spacing="normal"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16pt" style:font-size-asian="16pt" style:font-size-complex="16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14pt" style:font-size-asian="14pt" style:font-size-complex="14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WW-Titre1"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0T19:40:21.97</meta:creation-date>
    <dc:date>2019-10-23T20:40:38.52</dc:date>
    <meta:editing-duration>PT2H21M12S</meta:editing-duration>
    <meta:editing-cycles>16</meta:editing-cycles>
    <meta:generator>OpenOffice/4.1.6$Win32 OpenOffice.org_project/416m1$Build-9790</meta:generator>
    <meta:document-statistic meta:table-count="0" meta:image-count="0" meta:object-count="0" meta:page-count="1" meta:paragraph-count="9" meta:word-count="390" meta:character-count="2468"/>
  </office:meta>
</office:document-meta>
</file>